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Listenabsatz" style:list-style-name="LFO2"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2" style:family="paragraph">
      <style:text-properties fo:language="en" fo:country="GB"/>
    </style:style>
    <style:style style:name="P6" style:parent-style-name="Listenabsatz" style:list-style-name="LFO2" style:family="paragraph">
      <style:text-properties fo:language="en" fo:country="GB"/>
    </style:style>
    <style:style style:name="P7" style:parent-style-name="Listenabsatz" style:list-style-name="LFO2" style:family="paragraph">
      <style:text-properties fo:language="en" fo:country="GB"/>
    </style:style>
    <style:style style:name="P8" style:parent-style-name="Standard" style:family="paragraph">
      <style:text-properties fo:language="en" fo:country="GB"/>
    </style:style>
    <style:style style:name="P9" style:parent-style-name="Listenabsatz" style:list-style-name="LFO3" style:family="paragraph">
      <style:text-properties fo:language="en" fo:country="GB"/>
    </style:style>
    <style:style style:name="P10" style:parent-style-name="Listenabsatz" style:list-style-name="LFO3" style:family="paragraph">
      <style:text-properties fo:language="en" fo:country="GB"/>
    </style:style>
    <style:style style:name="P11" style:parent-style-name="Standard" style:family="paragraph">
      <style:text-properties fo:language="en" fo:country="GB"/>
    </style:style>
    <style:style style:name="P12" style:parent-style-name="Listenabsatz" style:list-style-name="LFO4" style:family="paragraph">
      <style:text-properties fo:language="en" fo:country="GB"/>
    </style:style>
    <style:style style:name="P13" style:parent-style-name="Standard" style:family="paragraph">
      <style:text-properties fo:language="en" fo:country="GB"/>
    </style:style>
    <style:style style:name="P14" style:parent-style-name="Listenabsatz" style:list-style-name="LFO4" style:family="paragraph">
      <style:text-properties fo:language="en" fo:country="GB"/>
    </style:style>
    <style:style style:name="P15" style:parent-style-name="Listenabsatz" style:list-style-name="LFO4" style:family="paragraph">
      <style:text-properties fo:language="en" fo:country="GB"/>
    </style:style>
    <style:style style:name="P16" style:parent-style-name="Standard" style:family="paragraph">
      <style:text-properties fo:language="en" fo:country="GB"/>
    </style:style>
    <style:style style:name="P17" style:parent-style-name="Listenabsatz" style:list-style-name="LFO5" style:family="paragraph">
      <style:text-properties fo:language="en" fo:country="GB"/>
    </style:style>
    <style:style style:name="P18" style:parent-style-name="Listenabsatz" style:list-style-name="LFO5" style:family="paragraph">
      <style:text-properties fo:language="en" fo:country="GB"/>
    </style:style>
    <style:style style:name="P19" style:parent-style-name="Standard" style:family="paragraph">
      <style:text-properties fo:language="en" fo:country="GB"/>
    </style:style>
    <style:style style:name="P20" style:parent-style-name="Listenabsatz" style:list-style-name="LFO6" style:family="paragraph">
      <style:text-properties fo:language="en" fo:country="GB"/>
    </style:style>
    <style:style style:name="P21" style:parent-style-name="Standard" style:family="paragraph">
      <style:text-properties fo:language="en" fo:country="GB"/>
    </style:style>
    <style:style style:name="P22" style:parent-style-name="Listenabsatz" style:list-style-name="LFO6" style:family="paragraph"/>
    <style:style style:name="T23" style:parent-style-name="Absatz-Standardschriftart" style:family="text">
      <style:text-properties fo:language="en" fo:country="GB"/>
    </style:style>
  </office:automatic-styles>
  <office:body>
    <office:text text:use-soft-page-breaks="true">
      <text:p text:style-name="P1">(1.3)</text:p>
      <text:p text:style-name="Standard">a)</text:p>
      <text:list text:style-name="LFO2" text:continue-numbering="true">
        <text:list-item>
          <text:p text:style-name="P2">850.000 android phones</text:p>
        </text:list-item>
        <text:list-item>
          <text:p text:style-name="P3">700.000 tvs</text:p>
        </text:list-item>
        <text:list-item>
          <text:p text:style-name="P4">Supercomputers</text:p>
        </text:list-item>
        <text:list-item>
          <text:p text:style-name="P5">Google, twitter, facebook, amazon are powerd by linux</text:p>
        </text:list-item>
        <text:list-item>
          <text:p text:style-name="P6">TVs, watches, servers, cameras, routers, printers, fridges, and even cars</text:p>
        </text:list-item>
        <text:list-item>
          <text:p text:style-name="P7">NASA</text:p>
        </text:list-item>
      </text:list>
      <text:p text:style-name="P8">b)</text:p>
      <text:list text:style-name="LFO3" text:continue-numbering="true">
        <text:list-item>
          <text:p text:style-name="P9">Linux is built collaboratively</text:p>
        </text:list-item>
        <text:list-item>
          <text:p text:style-name="P10">The top employers for these signoffs in the 2016 report are Red Hat (18.4 percent), The Linux Foundation (13.5 percent), Intel (12.1 percent), Linaro (8.7 percent), Google (5.3 percent), Samsung (3.8 percent), SUSE (2.9 percent), and IBM (2.1 percent).</text:p>
        </text:list-item>
      </text:list>
      <text:p text:style-name="P11">c)</text:p>
      <text:list text:style-name="LFO4" text:continue-numbering="true">
        <text:list-item>
          <text:p text:style-name="P12">Since 2005 8000 develpoers from 800 companies</text:p>
        </text:list-item>
      </text:list>
      <text:p text:style-name="P13">d)</text:p>
      <text:list text:style-name="LFO4" text:continue-numbering="true">
        <text:list-item>
          <text:p text:style-name="P14">Overall<text:s/>15.000.000 lines of code</text:p>
        </text:list-item>
        <text:list-item>
          <text:p text:style-name="P15">1.5 millions lines of code in the last couple of years</text:p>
        </text:list-item>
      </text:list>
      <text:p text:style-name="P16">e)</text:p>
      <text:list text:style-name="LFO5" text:continue-numbering="true">
        <text:list-item>
          <text:p text:style-name="P17">Develpoers break changes into individual units called patches</text:p>
        </text:list-item>
        <text:list-item>
          <text:p text:style-name="P18">A patch describes the lines that need to be changed, added or removed from the source code</text:p>
        </text:list-item>
      </text:list>
      <text:p text:style-name="P19">f)</text:p>
      <text:list text:style-name="LFO6" text:continue-numbering="true">
        <text:list-item>
          <text:p text:style-name="P20">kernel.org is the main distribution point of source code for the Linux kernel, which is the base of the Linux operating system</text:p>
        </text:list-item>
      </text:list>
      <text:p text:style-name="P21">g)</text:p>
      <text:list text:style-name="LFO6" text:continue-numbering="true">
        <text:list-item>
          <text:p text:style-name="P22"><text:span text:style-name="T23">Linus Benedict Torvald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n-Luis Bertram</meta:initial-creator>
    <dc:creator>Anton-Luis Bertram</dc:creator>
    <meta:creation-date>2021-10-11T08:37:00Z</meta:creation-date>
    <dc:date>2021-10-11T08:59:00Z</dc:date>
    <meta:template xlink:href="Normal.dotm" xlink:type="simple"/>
    <meta:editing-cycles>2</meta:editing-cycles>
    <meta:editing-duration>PT0S</meta:editing-duration>
    <meta:document-statistic meta:page-count="1" meta:paragraph-count="1" meta:word-count="127" meta:character-count="931" meta:row-count="6" meta:non-whitespace-character-count="805"/>
  </office:meta>
</office:document-meta>
</file>